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f4e" officeooo:paragraph-rsid="000cef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0, ,&lt;,01</text:p>
      <text:p text:style-name="P1">01,1,&lt;,01</text:p>
      <text:p text:style-name="P1">01,0,&lt;,01</text:p>
      <text:p text:style-name="P1">01, ,&gt;,02</text:p>
      <text:p text:style-name="P1">02,0,l,l</text:p>
      <text:p text:style-name="P1">02,1,h,h</text:p>
      <text:p text:style-name="P1">02,l,&gt;,02</text:p>
      <text:p text:style-name="P1">02,h,&gt;,02</text:p>
      <text:p text:style-name="P1"/>
      <text:p text:style-name="P1">l,0,&gt;,l</text:p>
      <text:p text:style-name="P1">l,1,&gt;,l</text:p>
      <text:p text:style-name="P1">l,l,&gt;,l</text:p>
      <text:p text:style-name="P1">l,h,&gt;,l</text:p>
      <text:p text:style-name="P1"/>
      <text:p text:style-name="P1">h,0,&gt;,h</text:p>
      <text:p text:style-name="P1">h,1,&gt;,h</text:p>
      <text:p text:style-name="P1">h,h,&gt;,h</text:p>
      <text:p text:style-name="P1">h,l,&gt;,h</text:p>
      <text:p text:style-name="P1"/>
      <text:p text:style-name="P1">l, ,&gt;,l1</text:p>
      <text:p text:style-name="P1">h, ,&gt;,h1</text:p>
      <text:p text:style-name="P1"/>
      <text:p text:style-name="P1">l1, ,0,left1</text:p>
      <text:p text:style-name="P1">h1, ,1,left1</text:p>
      <text:p text:style-name="P1">l1,0,&gt;,l1</text:p>
      <text:p text:style-name="P1">l1,1,&gt;,l1</text:p>
      <text:p text:style-name="P1">h1,0,&gt;,h1</text:p>
      <text:p text:style-name="P1">h1,1,&gt;,h1</text:p>
      <text:p text:style-name="P1"/>
      <text:p text:style-name="P1">left1,l,&lt;,left1</text:p>
      <text:p text:style-name="P1">left1,h,&lt;,left1</text:p>
      <text:p text:style-name="P1">left1,0,&lt;,left1</text:p>
      <text:p text:style-name="P1">left1,1,&lt;,left1</text:p>
      <text:p text:style-name="P1">left1, ,&lt;,left2</text:p>
      <text:p text:style-name="P1"/>
      <text:p text:style-name="P1">left2,l,&lt;,left2</text:p>
      <text:p text:style-name="P1">left2,h,&lt;,left2</text:p>
      <text:p text:style-name="P1">left2,0,&lt;,left2</text:p>
      <text:p text:style-name="P1">left2,1,&lt;,left2</text:p>
      <text:p text:style-name="P1">left2, ,&gt;,02</text:p>
      <text:p text:style-name="P1"/>
      <text:p text:style-name="P1">02, ,&lt;,r</text:p>
      <text:p text:style-name="P1">r,l,0,r</text:p>
      <text:p text:style-name="P1">r,h,1,r</text:p>
      <text:p text:style-name="P1">r,0,&lt;,r</text:p>
      <text:p text:style-name="P1">r,1,&lt;,r</text:p>
      <text:p text:style-name="P1">r, ,&gt;,right1</text:p>
      <text:p text:style-name="P1">right1,0,&gt;,right1</text:p>
      <text:p text:style-name="P1">right1,1,&gt;,right1</text:p>
      <text:p text:style-name="P1">right1, ,&gt;,right2</text:p>
      <text:p text:style-name="P1">right2,0,&gt;,right2</text:p>
      <text:p text:style-name="P1">right2,1,&gt;,right2</text:p>
      <text:p text:style-name="P1"><text:soft-page-break/></text:p>
      <text:p text:style-name="P1">right2, ,&lt;,main</text:p>
      <text:p text:style-name="P1">main,0, ,L</text:p>
      <text:p text:style-name="P1">main,1, ,L</text:p>
      <text:p text:style-name="P1">main1,0, ,R</text:p>
      <text:p text:style-name="P1">main1,1, ,R</text:p>
      <text:p text:style-name="P1">main1, ,c,nech //нечетное</text:p>
      <text:p text:style-name="P1"/>
      <text:p text:style-name="P1">L,0,&lt;,L</text:p>
      <text:p text:style-name="P1">L,1,&lt;,L</text:p>
      <text:p text:style-name="P1">L, ,&lt;,L1</text:p>
      <text:p text:style-name="P1">L1,0,&lt;,L1</text:p>
      <text:p text:style-name="P1">L1,1,&lt;,L1</text:p>
      <text:p text:style-name="P1">L1, ,&gt;,main1</text:p>
      <text:p text:style-name="P1"/>
      <text:p text:style-name="P1">R,0,&gt;,R</text:p>
      <text:p text:style-name="P1">R,1,&gt;,R</text:p>
      <text:p text:style-name="P1">R, ,&gt;,R1</text:p>
      <text:p text:style-name="P1">R1,0,&gt;,R1</text:p>
      <text:p text:style-name="P1">R1,1,&gt;,R1</text:p>
      <text:p text:style-name="P1">R1, ,&lt;,main</text:p>
      <text:p text:style-name="P1"/>
      <text:p text:style-name="P1">main, ,c,c1</text:p>
      <text:p text:style-name="P1">c1,c,&gt;,c1</text:p>
      <text:p text:style-name="P1">c1, ,c,c2</text:p>
      <text:p text:style-name="P1">c2,c,&lt;,c3</text:p>
      <text:p text:style-name="P1">c3,c,&lt;,lc //q lc* - копируем цифры w1 слева</text:p>
      <text:p text:style-name="P1">lc,c,&lt;,lc </text:p>
      <text:p text:style-name="P1">lc,1,&lt;,lc</text:p>
      <text:p text:style-name="P1">lc,0,&lt;,lc</text:p>
      <text:p text:style-name="P1">lc, ,&lt;,lcc //lc идет до 1 пробела, lсс идет n пробелов до w1</text:p>
      <text:p text:style-name="P1">lcc, ,&lt;,lcc</text:p>
      <text:p text:style-name="P1">lcc,0,&lt;,lccc //lccc выполняется, когда нашли w1, lccc идет до начала w1</text:p>
      <text:p text:style-name="P1">lcc,1,&lt;,lccc</text:p>
      <text:p text:style-name="P1">lcc,l,&lt;,lccc</text:p>
      <text:p text:style-name="P1">lcc,h,&lt;,lccc</text:p>
      <text:p text:style-name="P1">lccc,0,&lt;,lccc</text:p>
      <text:p text:style-name="P1">lccc,1,&lt;,lccc</text:p>
      <text:p text:style-name="P1">lccc,l,&lt;,lccc</text:p>
      <text:p text:style-name="P1">lccc,h,&lt;,lccc</text:p>
      <text:p text:style-name="P1">lccc, ,&gt;,lcopy</text:p>
      <text:p text:style-name="P1">lcopy,0,l,lcopy0</text:p>
      <text:p text:style-name="P1">lcopy,1,h,lcopy1</text:p>
      <text:p text:style-name="P1">lcopy,l,&gt;,lcopy</text:p>
      <text:p text:style-name="P1">lcopy,h,&gt;,lcopy</text:p>
      <text:p text:style-name="P1">lcopy0,l,&gt;,lcopy0</text:p>
      <text:p text:style-name="P1">lcopy0,h,&gt;,lcopy0</text:p>
      <text:p text:style-name="P1">lcopy0,0,&gt;,lcopy0</text:p>
      <text:p text:style-name="P1">lcopy0,1,&gt;,lcopy0</text:p>
      <text:p text:style-name="P1">lcopy1,l,&gt;,lcopy1</text:p>
      <text:p text:style-name="P1">lcopy1,h,&gt;,lcopy1</text:p>
      <text:p text:style-name="P1">lcopy1,1,&gt;,lcopy1</text:p>
      <text:p text:style-name="P1"><text:soft-page-break/>lcopy1,0,&gt;,lcopy1</text:p>
      <text:p text:style-name="P1">lcopy1, ,&gt;,lcopy11 //Ищет w2</text:p>
      <text:p text:style-name="P1">lcopy0, ,&gt;,lcopy00</text:p>
      <text:p text:style-name="P1">lcopy11, ,&gt;,lcopy11</text:p>
      <text:p text:style-name="P1">lcopy00, ,&gt;,lcopy00</text:p>
      <text:p text:style-name="P1">lcopy11,0,&lt;,lcopy111</text:p>
      <text:p text:style-name="P1">lcopy00,0,&lt;,lcopy000</text:p>
      <text:p text:style-name="P1">lcopy11,1,&lt;,lcopy111</text:p>
      <text:p text:style-name="P1">lcopy00,1,&lt;,lcopy000</text:p>
      <text:p text:style-name="P1">lcopy11,c, ,lcopy111</text:p>
      <text:p text:style-name="P1">lcopy00,c, ,lcopy000</text:p>
      <text:p text:style-name="P1"/>
      <text:p text:style-name="P1">lcopy000, ,0,rc</text:p>
      <text:p text:style-name="P1">lcopy111, ,1,rc</text:p>
      <text:p text:style-name="P1"/>
      <text:p text:style-name="P1">//переписать под rc</text:p>
      <text:p text:style-name="P1">rc,c,&lt;,rc </text:p>
      <text:p text:style-name="P1">rc,1,&lt;,rc</text:p>
      <text:p text:style-name="P1">rc,0,&lt;,rc</text:p>
      <text:p text:style-name="P1">rc, ,&lt;,rcc //rc идет до 1 пробела, rcс идет n пробелов до w1</text:p>
      <text:p text:style-name="P1">rcc, ,&lt;,rcc</text:p>
      <text:p text:style-name="P1">rcc,0,&gt;,rccc //rccc выполняется, когда нашли w1</text:p>
      <text:p text:style-name="P1">rcc,1,&gt;,rccc //rcccl идет от правой границы w1 через l и h</text:p>
      <text:p text:style-name="P1">rccc,l,&lt;,rccc</text:p>
      <text:p text:style-name="P1">rccc,h,&lt;,rccc</text:p>
      <text:p text:style-name="P1">rccc, ,&lt;,rccc</text:p>
      <text:p text:style-name="P1">rccc,0,0,rcccl</text:p>
      <text:p text:style-name="P1">rccc,1,1,rcccl</text:p>
      <text:p text:style-name="P1">rcc,l,&lt;,rcccl </text:p>
      <text:p text:style-name="P1">rcc,h,&lt;,rcccl</text:p>
      <text:p text:style-name="P1">rcccl,l,&lt;,rcccl</text:p>
      <text:p text:style-name="P1">rcccl,h,&lt;,rcccl</text:p>
      <text:p text:style-name="P1">rcccl,0,l,rcopy0</text:p>
      <text:p text:style-name="P1">rcccl,1,h,rcopy1</text:p>
      <text:p text:style-name="P1"/>
      <text:p text:style-name="P1"/>
      <text:p text:style-name="P1">rcopy0,l,&gt;,rcopy0</text:p>
      <text:p text:style-name="P1">rcopy0,h,&gt;,rcopy0</text:p>
      <text:p text:style-name="P1">rcopy1,l,&gt;,rcopy1</text:p>
      <text:p text:style-name="P1">rcopy1,h,&gt;,rcopy1</text:p>
      <text:p text:style-name="P1">rcopy0, ,&gt;,rcopy00 //Идет до начала w2</text:p>
      <text:p text:style-name="P1">rcopy1, ,&gt;,rcopy11</text:p>
      <text:p text:style-name="P1">rcopy00, ,&gt;,rcopy00</text:p>
      <text:p text:style-name="P1">rcopy11, ,&gt;,rcopy11</text:p>
      <text:p text:style-name="P1">rcopy00,0,&gt;,rcopy000</text:p>
      <text:p text:style-name="P1">rcopy00,1,&gt;,rcopy000</text:p>
      <text:p text:style-name="P1">rcopy11,0,&gt;,rcopy111</text:p>
      <text:p text:style-name="P1">rcopy11,1,&gt;,rcopy111</text:p>
      <text:p text:style-name="P1">rcopy00,c,&gt;,rcopy000</text:p>
      <text:p text:style-name="P1">rcopy11,c,&gt;,rcopy111</text:p>
      <text:p text:style-name="P1">rcopy000,1,&gt;,rcopy000</text:p>
      <text:p text:style-name="P1">rcopy000,0,&gt;,rcopy000</text:p>
      <text:p text:style-name="P1"><text:soft-page-break/>rcopy111,1,&gt;,rcopy111</text:p>
      <text:p text:style-name="P1">rcopy111,0,&gt;,rcopy111</text:p>
      <text:p text:style-name="P1">rcopy111,c,1,lc</text:p>
      <text:p text:style-name="P1">rcopy000,c,0,lc</text:p>
      <text:p text:style-name="P1">rcopy000, ,0,lc</text:p>
      <text:p text:style-name="P1">rcopy111, ,1,lc</text:p>
      <text:p text:style-name="P1"/>
      <text:p text:style-name="P1">lcopy, ,&lt;,rfinish</text:p>
      <text:p text:style-name="P1">rfinish,l,0,rfinishl</text:p>
      <text:p text:style-name="P1">rfinishl,0,&lt;,rfinish</text:p>
      <text:p text:style-name="P1">rfinish,h,1,rfinishl</text:p>
      <text:p text:style-name="P1">rfinishl,1,&lt;,rfinish</text:p>
      <text:p text:style-name="P1">rfinish, ,&gt;,gor1</text:p>
      <text:p text:style-name="P1">gor1,0,&gt;,gor1</text:p>
      <text:p text:style-name="P1">gor1,1,&gt;,gor1</text:p>
      <text:p text:style-name="P1">gor1, ,&gt;,gor2</text:p>
      <text:p text:style-name="P1">gor2, ,&gt;,gor2</text:p>
      <text:p text:style-name="P1">gor2,0,&gt;,gor3</text:p>
      <text:p text:style-name="P1">gor2,1,&gt;,gor3</text:p>
      <text:p text:style-name="P1">gor3,0,&gt;,gor3</text:p>
      <text:p text:style-name="P1">gor3,1,&gt;,gor3</text:p>
      <text:p text:style-name="P1">gor3, , ,finish</text:p>
      <text:p text:style-name="P1">finish, , ,finish </text:p>
      <text:p text:style-name="P1"/>
      <text:p text:style-name="P1">//обработка нечетных чисел - 10101 __с__ -&gt; _1c__ -&gt; _1c1_ -&gt; 01c1_ -&gt; 01c10 -&gt; 01110</text:p>
      <text:p text:style-name="P1">//нужно найти центр w1: перед каждым копированием левой цифры проверять, стоит ли справа l/h, //если да, то мы нашли центр, делаем &lt; и копируем центральную цифру</text:p>
      <text:p text:style-name="P1">// 10101 h0101</text:p>
      <text:p text:style-name="P1">nech,c,c,nleft</text:p>
      <text:p text:style-name="P1">nleft,c,&lt;,nleft //nleft - ищем конец w2</text:p>
      <text:p text:style-name="P1">nleft,1,&lt;,nleft</text:p>
      <text:p text:style-name="P1">nleft,0,&lt;,nleft</text:p>
      <text:p text:style-name="P1">nleft, ,&lt;,nlefts //nlefts - идем по пробелам до w1</text:p>
      <text:p text:style-name="P1">nlefts, ,&lt;,nlefts</text:p>
      <text:p text:style-name="P1">nlefts,0,&lt;,nleftss //nleftss - w1 найдено, идем до левой границы w1</text:p>
      <text:p text:style-name="P1">nlefts,1,&lt;,nleftss</text:p>
      <text:p text:style-name="P1">nlefts,l,&lt;,nleftss</text:p>
      <text:p text:style-name="P1">nlefts,h,&lt;,nleftss</text:p>
      <text:p text:style-name="P1">nleftss,0,&lt;,nleftss</text:p>
      <text:p text:style-name="P1">nleftss,1,&lt;,nleftss</text:p>
      <text:p text:style-name="P1">nleftss,l,&lt;,nleftss</text:p>
      <text:p text:style-name="P1">nleftss,h,&lt;,nleftss</text:p>
      <text:p text:style-name="P1">nleftss, ,&gt;,nl //nl - нашли левую границу</text:p>
      <text:p text:style-name="P1">nl,0,0,check //check - проверка, стоит ли справа число</text:p>
      <text:p text:style-name="P1">nl,1,1,check</text:p>
      <text:p text:style-name="P1">nl,l,&gt;,nl</text:p>
      <text:p text:style-name="P1">nl,h,&gt;,nl</text:p>
      <text:p text:style-name="P1"/>
      <text:p text:style-name="P1">check,0,&gt;,check1</text:p>
      <text:p text:style-name="P1">check,1,&gt;,check1</text:p>
      <text:p text:style-name="P1">check1,0,&lt;,checks //checks - слева не центр, копируем то, что слева и идем к w1</text:p>
      <text:p text:style-name="P1">check1,1,&lt;,checks</text:p>
      <text:p text:style-name="P1"><text:soft-page-break/>check1,l,&lt;,checkf //checkf - слева центр, копируем его и ставим вместо C в слове w1</text:p>
      <text:p text:style-name="P1">check1,h,&lt;,checkf</text:p>
      <text:p text:style-name="P1">checks,0,0,copyl //copyl копирует не центральный символ, для центрального нужно ввести новое //состояние</text:p>
      <text:p text:style-name="P1">checks,1,1,copyl</text:p>
      <text:p text:style-name="P1"/>
      <text:p text:style-name="P1">checkf,0,0,copyc</text:p>
      <text:p text:style-name="P1">checkf,1,1,copyc</text:p>
      <text:p text:style-name="P1"/>
      <text:p text:style-name="P1">copyc,0,l,copyc0</text:p>
      <text:p text:style-name="P1">copyc,1,h,copyc1</text:p>
      <text:p text:style-name="P1"/>
      <text:p text:style-name="P1">copyc0,0,&gt;,copyc0</text:p>
      <text:p text:style-name="P1">copyc0,1,&gt;,copyc0</text:p>
      <text:p text:style-name="P1">copyc0,l,&gt;,copyc0</text:p>
      <text:p text:style-name="P1">copyc0,h,&gt;,copyc0</text:p>
      <text:p text:style-name="P1">copyc0, ,&gt;,copyc0</text:p>
      <text:p text:style-name="P1">copyc0,c,0,fr</text:p>
      <text:p text:style-name="P1"/>
      <text:p text:style-name="P1"/>
      <text:p text:style-name="P1">copyc1,0,&gt;,copyc1</text:p>
      <text:p text:style-name="P1">copyc1,1,&gt;,copyc1</text:p>
      <text:p text:style-name="P1">copyc1,l,&gt;,copyc1</text:p>
      <text:p text:style-name="P1">copyc1,h,&gt;,copyc1</text:p>
      <text:p text:style-name="P1">copyc1, ,&gt;,copyc1</text:p>
      <text:p text:style-name="P1">copyc1,c,1,fr</text:p>
      <text:p text:style-name="P1"/>
      <text:p text:style-name="P1">copyl,0,l,copyl0</text:p>
      <text:p text:style-name="P1">copyl,1,h,copyl1</text:p>
      <text:p text:style-name="P1"/>
      <text:p text:style-name="P1">copyl0,0,&gt;,copyl0</text:p>
      <text:p text:style-name="P1">copyl0,1,&gt;,copyl0</text:p>
      <text:p text:style-name="P1">copyl0,l,&gt;,copyl0</text:p>
      <text:p text:style-name="P1">copyl0,h,&gt;,copyl0</text:p>
      <text:p text:style-name="P1"/>
      <text:p text:style-name="P1"/>
      <text:p text:style-name="P1">copyl1,0,&gt;,copyl1</text:p>
      <text:p text:style-name="P1">copyl1,1,&gt;,copyl1</text:p>
      <text:p text:style-name="P1">copyl1,l,&gt;,copyl1</text:p>
      <text:p text:style-name="P1">copyl1,h,&gt;,copyl1</text:p>
      <text:p text:style-name="P1"/>
      <text:p text:style-name="P1">copyl0, ,&gt;,copyl00 //Нашли конец w1</text:p>
      <text:p text:style-name="P1">copyl1, ,&gt;,copyl11</text:p>
      <text:p text:style-name="P1"/>
      <text:p text:style-name="P1">copyl00, ,&gt;,copyl00</text:p>
      <text:p text:style-name="P1">copyl11, ,&gt;,copyl11</text:p>
      <text:p text:style-name="P1"/>
      <text:p text:style-name="P1">copyl00,0,&lt;,copyl000 //copyl000 - нашли левую границу w2</text:p>
      <text:p text:style-name="P1">copyl00,1,&lt;,copyl000</text:p>
      <text:p text:style-name="P1">copyl00,c,&lt;,copyl000</text:p>
      <text:p text:style-name="P1">copyl000, ,0,nright</text:p>
      <text:p text:style-name="P1"/>
      <text:p text:style-name="P1"><text:soft-page-break/>//nright,0,&lt;,nright</text:p>
      <text:p text:style-name="P1"/>
      <text:p text:style-name="P1">copyl11,0,&lt;,copyl111</text:p>
      <text:p text:style-name="P1">copyl11,1,&lt;,copyl111</text:p>
      <text:p text:style-name="P1">copyl11,c,&lt;,copyl111</text:p>
      <text:p text:style-name="P1">copyl111, ,1,nright</text:p>
      <text:p text:style-name="P1"/>
      <text:p text:style-name="P1"/>
      <text:p text:style-name="P1"/>
      <text:p text:style-name="P1">//копирование слева и копирование центральной цифры написаны, осталось дописать копирование справа</text:p>
      <text:p text:style-name="P1"/>
      <text:p text:style-name="P1"/>
      <text:p text:style-name="P1"/>
      <text:p text:style-name="P1">nright,1,&lt;,nright</text:p>
      <text:p text:style-name="P1">nright,0,&lt;,nright</text:p>
      <text:p text:style-name="P1">nright, ,&lt;,nrights</text:p>
      <text:p text:style-name="P1">nrights, ,&lt;,nrights</text:p>
      <text:p text:style-name="P1">nrights,0,l,copyr0</text:p>
      <text:p text:style-name="P1">nrights,1,h,copyr1</text:p>
      <text:p text:style-name="P1">nrights,l,&lt;,nrights</text:p>
      <text:p text:style-name="P1">nrights,h,&lt;,nrights</text:p>
      <text:p text:style-name="P1"/>
      <text:p text:style-name="P1">copyr0,l,&gt;,copyr00</text:p>
      <text:p text:style-name="P1">copyr00,l,&gt;,copyr00</text:p>
      <text:p text:style-name="P1">copyr00,h,&gt;,copyr00</text:p>
      <text:p text:style-name="P1">copyr00, ,&gt;,copyr000</text:p>
      <text:p text:style-name="P1">copyr000, ,&gt;,copyr000</text:p>
      <text:p text:style-name="P1">copyr000,0,&gt;,copyr0000</text:p>
      <text:p text:style-name="P1">copyr000,1,&gt;,copyr0000</text:p>
      <text:p text:style-name="P1">copyr0000,0,&gt;,copyr0000</text:p>
      <text:p text:style-name="P1">copyr0000,1,&gt;,copyr0000</text:p>
      <text:p text:style-name="P1">copyr0000,c,&gt;,copyr0000</text:p>
      <text:p text:style-name="P1">copyr0000, ,0,nleft</text:p>
      <text:p text:style-name="P1"/>
      <text:p text:style-name="P1">copyr1,h,&gt;,copyr11</text:p>
      <text:p text:style-name="P1">copyr11,l,&gt;,copyr11</text:p>
      <text:p text:style-name="P1">copyr11,h,&gt;,copyr11</text:p>
      <text:p text:style-name="P1">copyr11, ,&gt;,copyr111</text:p>
      <text:p text:style-name="P1">copyr111, ,&gt;,copyr111</text:p>
      <text:p text:style-name="P1">copyr111,0,&gt;,copyr1111</text:p>
      <text:p text:style-name="P1">copyr111,1,&gt;,copyr1111</text:p>
      <text:p text:style-name="P1">copyr1111,0,&gt;,copyr1111</text:p>
      <text:p text:style-name="P1">copyr1111,1,&gt;,copyr1111</text:p>
      <text:p text:style-name="P1">copyr1111,c,&gt;,copyr1111</text:p>
      <text:p text:style-name="P1">copyr1111, ,1,nleft</text:p>
      <text:p text:style-name="P1">/</text:p>
      <text:p text:style-name="P1">fr,1,&lt;,fr</text:p>
      <text:p text:style-name="P1">fr,0,&lt;,fr</text:p>
      <text:p text:style-name="P1">fr, ,&lt;,rfinish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22:20:05.349218123</meta:creation-date>
    <dc:date>2018-10-06T22:21:08.831321765</dc:date>
    <meta:editing-duration>PT1M8S</meta:editing-duration>
    <meta:editing-cycles>1</meta:editing-cycles>
    <meta:document-statistic meta:table-count="0" meta:image-count="0" meta:object-count="0" meta:page-count="7" meta:paragraph-count="267" meta:word-count="532" meta:character-count="5053" meta:non-whitespace-character-count="4784"/>
    <meta:generator>LibreOffice/5.2.7.2$Linux_X86_64 LibreOffice_project/20m0$Build-2</meta:generator>
  </office:meta>
</office:document-meta>
</file>